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1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Add Extinct option to card defs. <text:s/>Add Scimitar Oryx and Gemsbok to info page.</text:p>
          </table:table-cell>
          <table:table-cell table:style-name="ce10" office:value-type="string">
            <text:p>Slide effect for antelope cards across info page.</text:p>
          </table:table-cell>
          <table:table-cell table:style-name="ce6" office:value-type="string">
            <text:p>Medal for completed levels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Start screen window popup for continue or restart. <text:s/>Menu manager new menu type.</text:p>
          </table:table-cell>
          <table:table-cell table:style-name="ce6" office:value-type="string">
            <text:p>Option per level to disable the antelope randomization to not take male, female, and conservation status into account for standard levels. <text:s/>May still use for expert levels?</text:p>
          </table:table-cell>
          <table:table-cell table:style-name="ce6" office:value-type="string">
            <text:p>Western Africa times of day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Add "You Win".</text:p>
          </table:table-cell>
          <table:table-cell table:style-name="ce6" office:value-type="string">
            <text:p>New score system that Karen emailed. <text:s/>Score x points in y number of rounds to unlock lions. <text:s/>Combo for 3(and up) matches in a row. <text:s/>Multiplier. <text:s/>No longer show misses and tries.</text:p>
          </table:table-cell>
          <table:table-cell table:style-name="ce10" office:value-type="string">
            <text:p>Special effect for player getting 3 or more matches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<text:s/>Baby level not required for each region. First level is baby difficulty in Eastern Africa(Morning).</text:p>
          </table:table-cell>
          <table:table-cell table:style-name="ce10" office:value-type="string">
            <text:p>Replace font for game but not for directions.</text:p>
          </table:table-cell>
          <table:table-cell table:style-name="ce10" office:value-type="string">
            <text:p>Extra grass texture for different times of day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4" office:value-type="string">
            <text:p>Southern level extra grass texture for different times of day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Mute hyena by default</text:p>
          </table:table-cell>
          <table:table-cell table:style-name="ce10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4" office:value-type="string">
            <text:p>Mount Kilimanjaro contrast changes requested from meeting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After completing region, mate match enabled("level 5").</text:p>
          </table:table-cell>
          <table:table-cell table:style-name="ce4" office:value-type="string">
            <text:p>Polish directions layout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Optimize assets more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Have an icon next to each level button(no art yet), that will be invisible until level is beaten, then it will become a gold medal icon. </text:p>
          </table:table-cell>
          <table:table-cell table:style-name="ce7" office:value-type="string">
            <text:p>Create a hyena for info page. <text:s/>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4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4" office:value-type="string">
            <text:p>MineSweeper Slash card and animation for lion card.</text:p>
          </table:table-cell>
          <table:table-cell table:number-columns-repeated="1017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5/08/2019</text:date>, <text:time>22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H33M25S</meta:editing-duration>
    <meta:editing-cycles>197</meta:editing-cycles>
    <meta:generator>OpenOffice/4.1.6$Win32 OpenOffice.org_project/416m1$Build-9790</meta:generator>
    <dc:date>2019-05-08T22:04:03.56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